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officeooo:rsid="000363d6" officeooo:paragraph-rsid="000363d6" style:font-size-asian="18pt" style:font-size-complex="18pt"/>
    </style:style>
    <style:style style:name="P3" style:family="paragraph" style:parent-style-name="Standard">
      <style:text-properties officeooo:rsid="001d62a6" officeooo:paragraph-rsid="001d62a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8pt" officeooo:paragraph-rsid="000363d6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8pt" officeooo:paragraph-rsid="00047cd5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8pt" officeooo:paragraph-rsid="0005e1ab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8pt" officeooo:paragraph-rsid="000762fa" style:font-size-asian="18pt" style:font-size-complex="18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8pt" officeooo:paragraph-rsid="0007fc8e" style:font-size-asian="18pt" style:font-size-complex="18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8pt" officeooo:paragraph-rsid="000888f8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8pt" officeooo:paragraph-rsid="00099d7a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8pt" officeooo:paragraph-rsid="000af891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8pt" officeooo:paragraph-rsid="000cdcf4" style:font-size-asian="18pt" style:font-size-complex="18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8pt" officeooo:paragraph-rsid="000dbf2b" style:font-size-asian="18pt" style:font-size-complex="18pt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8pt" officeooo:paragraph-rsid="00106773" style:font-size-asian="18pt" style:font-size-complex="18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8pt" officeooo:paragraph-rsid="00107051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8pt" officeooo:paragraph-rsid="001141f7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8pt" officeooo:paragraph-rsid="0011f4e3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8pt" officeooo:paragraph-rsid="0013ac20" style:font-size-asian="18pt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8pt" officeooo:paragraph-rsid="00159d6f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8pt" officeooo:paragraph-rsid="00170b61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8pt" officeooo:paragraph-rsid="0018ba35" style:font-size-asian="18pt" style:font-size-complex="18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8pt" officeooo:paragraph-rsid="001a7b3b" style:font-size-asian="18pt" style:font-size-complex="18pt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officeooo:paragraph-rsid="001ad5aa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officeooo:paragraph-rsid="001d62a6" style:font-size-asian="18pt" style:font-size-complex="18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officeooo:paragraph-rsid="001ef3d7" style:font-size-asian="18pt" style:font-size-complex="18pt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officeooo:paragraph-rsid="001f0a9f" style:font-size-asian="18pt" style:font-size-complex="18pt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8pt" officeooo:paragraph-rsid="00220317" style:font-size-asian="18pt" style:font-size-complex="18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8pt" officeooo:paragraph-rsid="0022ce1f" style:font-size-asian="18pt" style:font-size-complex="18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8pt" officeooo:paragraph-rsid="00243350" style:font-size-asian="18pt" style:font-size-complex="18pt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8pt" officeooo:paragraph-rsid="0024e83f" style:font-size-asian="18pt" style:font-size-complex="18pt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8pt" officeooo:paragraph-rsid="0026d123" style:font-size-asian="18pt" style:font-size-complex="18pt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8pt" officeooo:paragraph-rsid="00270ab0" style:font-size-asian="18pt" style:font-size-complex="18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8pt" officeooo:paragraph-rsid="002af35f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8pt" officeooo:paragraph-rsid="000e5a3c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8pt" officeooo:paragraph-rsid="002c9d14" style:font-size-asian="18pt" style:font-size-complex="18pt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8pt" officeooo:rsid="000e5a3c" officeooo:paragraph-rsid="000e5a3c" style:font-size-asian="18pt" style:font-size-complex="18pt"/>
    </style:style>
    <style:style style:name="P3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8pt" style:font-size-asian="18pt" style:font-size-complex="18pt"/>
    </style:style>
    <style:style style:name="P39" style:family="paragraph" style:parent-style-name="Preformatted_20_Text">
      <style:paragraph-properties fo:text-align="justify" style:justify-single-word="false"/>
    </style:style>
    <style:style style:name="P40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officeooo:rsid="000363d6"/>
    </style:style>
    <style:style style:name="T2" style:family="text">
      <style:text-properties fo:font-style="italic"/>
    </style:style>
    <style:style style:name="T3" style:family="text">
      <style:text-properties officeooo:rsid="00047cd5"/>
    </style:style>
    <style:style style:name="T4" style:family="text">
      <style:text-properties officeooo:rsid="0005e1ab"/>
    </style:style>
    <style:style style:name="T5" style:family="text">
      <style:text-properties officeooo:rsid="0007fc8e"/>
    </style:style>
    <style:style style:name="T6" style:family="text">
      <style:text-properties officeooo:rsid="000888f8"/>
    </style:style>
    <style:style style:name="T7" style:family="text">
      <style:text-properties officeooo:rsid="00099d7a"/>
    </style:style>
    <style:style style:name="T8" style:family="text">
      <style:text-properties officeooo:rsid="000af891"/>
    </style:style>
    <style:style style:name="T9" style:family="text">
      <style:text-properties officeooo:rsid="000cdcf4"/>
    </style:style>
    <style:style style:name="T10" style:family="text">
      <style:text-properties officeooo:rsid="000dbf2b"/>
    </style:style>
    <style:style style:name="T11" style:family="text">
      <style:text-properties officeooo:rsid="000e5a3c"/>
    </style:style>
    <style:style style:name="T12" style:family="text">
      <style:text-properties officeooo:rsid="00106773"/>
    </style:style>
    <style:style style:name="T13" style:family="text">
      <style:text-properties officeooo:rsid="00107051"/>
    </style:style>
    <style:style style:name="T14" style:family="text">
      <style:text-properties officeooo:rsid="001141f7"/>
    </style:style>
    <style:style style:name="T15" style:family="text">
      <style:text-properties officeooo:rsid="0011f4e3"/>
    </style:style>
    <style:style style:name="T16" style:family="text">
      <style:text-properties officeooo:rsid="0013ac20"/>
    </style:style>
    <style:style style:name="T17" style:family="text">
      <style:text-properties officeooo:rsid="0014a09f"/>
    </style:style>
    <style:style style:name="T18" style:family="text">
      <style:text-properties officeooo:rsid="00159d6f"/>
    </style:style>
    <style:style style:name="T19" style:family="text">
      <style:text-properties officeooo:rsid="00170b61"/>
    </style:style>
    <style:style style:name="T20" style:family="text">
      <style:text-properties officeooo:rsid="0018ba35"/>
    </style:style>
    <style:style style:name="T21" style:family="text">
      <style:text-properties officeooo:rsid="001a7b3b"/>
    </style:style>
    <style:style style:name="T22" style:family="text">
      <style:text-properties officeooo:rsid="001ad5aa"/>
    </style:style>
    <style:style style:name="T23" style:family="text">
      <style:text-properties officeooo:rsid="001d62a6"/>
    </style:style>
    <style:style style:name="T24" style:family="text">
      <style:text-properties officeooo:rsid="001ef3d7"/>
    </style:style>
    <style:style style:name="T25" style:family="text">
      <style:text-properties officeooo:rsid="001f0a9f"/>
    </style:style>
    <style:style style:name="T26" style:family="text">
      <style:text-properties officeooo:rsid="00220317"/>
    </style:style>
    <style:style style:name="T27" style:family="text">
      <style:text-properties officeooo:rsid="0022ce1f"/>
    </style:style>
    <style:style style:name="T28" style:family="text">
      <style:text-properties officeooo:rsid="00243350"/>
    </style:style>
    <style:style style:name="T29" style:family="text">
      <style:text-properties officeooo:rsid="0024e83f"/>
    </style:style>
    <style:style style:name="T30" style:family="text">
      <style:text-properties officeooo:rsid="0026d123"/>
    </style:style>
    <style:style style:name="T31" style:family="text">
      <style:text-properties officeooo:rsid="00270ab0"/>
    </style:style>
    <style:style style:name="T32" style:family="text">
      <style:text-properties officeooo:rsid="002af35f"/>
    </style:style>
    <style:style style:name="T33" style:family="text">
      <style:text-properties officeooo:rsid="000762fa"/>
    </style:style>
    <style:style style:name="T34" style:family="text">
      <style:text-properties style:font-name="Liberation Serif" fo:font-size="18pt" style:font-size-asian="18pt" style:font-size-complex="18pt"/>
    </style:style>
    <style:style style:name="T35" style:family="text">
      <style:text-properties style:font-name="Liberation Serif" fo:font-size="18pt" officeooo:rsid="002c9d14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 text:c="20"/>Bitwise Operators</text:p>
      <text:p text:style-name="P1"/>
      <text:p text:style-name="P4"><text:span text:style-name="T1">1.</text:span>In which numbering system can the binary number <text:span text:style-name="T2">1011011111000101</text:span> be easily converted to?</text:p>
      <text:p text:style-name="P5"><text:span text:style-name="T3">2. </text:span>Which bitwise operator is suitable for turning off a particular bit in a number?</text:p>
      <text:p text:style-name="P6"><text:span text:style-name="T4">3. </text:span>Which bitwise operator is suitable for turning on a particular bit in a number?</text:p>
      <text:p text:style-name="P7"><text:span text:style-name="T33">4. </text:span>Which bitwise operator is suitable for checking whether a particular bit is on or off?</text:p>
      <text:p text:style-name="P8"><text:span text:style-name="T5">5. </text:span>Assunming, integer is 2 byte, 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printf("%x\n", -1&gt;&gt;1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5"/></text:span></text:p>
      <text:p text:style-name="P9"><text:span text:style-name="T6">5. </text:span>If an <text:span text:style-name="T2">unsigned int</text:span> is 2 bytes wide then, What will be the output of the program 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m = 32;</text:span></text:span></text:p>
      <text:p text:style-name="P39"><text:span text:style-name="Source_20_Text"><text:span text:style-name="T34"><text:s text:c="4"/>printf("%x\n", ~m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10"><text:soft-page-break/><text:span text:style-name="T7">6. </text:span>Assuming a integer 2-bytes, 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printf("%x\n", -1&lt;&lt;3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11"><text:span text:style-name="T8">7. </text:span>If an <text:span text:style-name="T2">unsigned int</text:span> is 2 bytes wide then, What will be the output of the program 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a=0xffff;</text:span></text:span></text:p>
      <text:p text:style-name="P39"><text:span text:style-name="Source_20_Text"><text:span text:style-name="T34"><text:s text:c="4"/>~a;</text:span></text:span></text:p>
      <text:p text:style-name="P39"><text:span text:style-name="Source_20_Text"><text:span text:style-name="T34"><text:s text:c="4"/>printf("%x\n", a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12"/>
      <text:p text:style-name="P12"><text:span text:style-name="T9">8. </text:span>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char i = 0x80;</text:span></text:span></text:p>
      <text:p text:style-name="P39"><text:span text:style-name="Source_20_Text"><text:span text:style-name="T34"><text:s text:c="4"/>printf("%d\n", i&lt;&lt;1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13"/>
      <text:p text:style-name="P13"><text:span text:style-name="T10">9. </text:span>What will be the output of the program? </text:p>
      <text:p text:style-name="P39"><text:span text:style-name="Source_20_Text"><text:span text:style-name="T34">#include&lt;stdio.h&gt;</text:span></text:span></text:p>
      <text:p text:style-name="P38"><text:soft-page-break/></text:p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printf("%d &gt;&gt; %d %d &gt;&gt; %d\n", 4 &gt;&gt; 1, 8 &gt;&gt; 1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6"/>
      <text:p text:style-name="P34"><text:span text:style-name="T11">10. </text:span>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char c=48;</text:span></text:span></text:p>
      <text:p text:style-name="P39"><text:span text:style-name="Source_20_Text"><text:span text:style-name="T34"><text:s text:c="4"/>int i, mask=01;</text:span></text:span></text:p>
      <text:p text:style-name="P39"><text:span text:style-name="Source_20_Text"><text:span text:style-name="T34"><text:s text:c="4"/>for(i=1; i&lt;=5; i++)</text:span></text:span></text:p>
      <text:p text:style-name="P39"><text:span text:style-name="Source_20_Text"><text:span text:style-name="T34"><text:s text:c="4"/>{</text:span></text:span></text:p>
      <text:p text:style-name="P39"><text:span text:style-name="Source_20_Text"><text:span text:style-name="T34"><text:s text:c="8"/>printf("%c", c|mask);</text:span></text:span></text:p>
      <text:p text:style-name="P39"><text:span text:style-name="Source_20_Text"><text:span text:style-name="T34"><text:s text:c="8"/>mask = mask&lt;&lt;1;</text:span></text:span></text:p>
      <text:p text:style-name="P39"><text:span text:style-name="Source_20_Text"><text:span text:style-name="T34"><text:s text:c="4"/>}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14"><text:span text:style-name="T12">11. </text:span>What will be the output of the program? </text:p>
      <text:p text:style-name="P39"><text:span text:style-name="Source_20_Text"><text:span text:style-name="T34">#define P printf("%d\n", -1^~0);</text:span></text:span></text:p>
      <text:p text:style-name="P39"><text:span text:style-name="Source_20_Text"><text:span text:style-name="T34">#define M(P) int main()\</text:span></text:span></text:p>
      <text:p text:style-name="P39"><text:span text:style-name="Source_20_Text"><text:span text:style-name="T34"><text:s text:c="13"/>{\</text:span></text:span></text:p>
      <text:p text:style-name="P39"><text:span text:style-name="Source_20_Text"><text:span text:style-name="T34"><text:s text:c="16"/>P\</text:span></text:span></text:p>
      <text:p text:style-name="P39"><text:span text:style-name="Source_20_Text"><text:span text:style-name="T34"><text:s text:c="16"/>return 0;\</text:span></text:span></text:p>
      <text:p text:style-name="P39"><text:span text:style-name="Source_20_Text"><text:span text:style-name="T34"><text:s text:c="13"/>}</text:span></text:span></text:p>
      <text:p text:style-name="P37"><text:span text:style-name="Source_20_Text"><text:span text:style-name="T34">M(P)</text:span></text:span></text:p>
      <text:p text:style-name="P37"><text:span text:style-name="Source_20_Text"><text:span text:style-name="T34"/></text:span></text:p>
      <text:p text:style-name="P15"><text:soft-page-break/><text:span text:style-name="T13">12. </text:span>What will be the output of the program 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int i=32, j=0x20, k, l, m;</text:span></text:span></text:p>
      <text:p text:style-name="P39"><text:span text:style-name="Source_20_Text"><text:span text:style-name="T34"><text:s text:c="4"/>k=i|j;</text:span></text:span></text:p>
      <text:p text:style-name="P39"><text:span text:style-name="Source_20_Text"><text:span text:style-name="T34"><text:s text:c="4"/>l=i&amp;j;</text:span></text:span></text:p>
      <text:p text:style-name="P39"><text:span text:style-name="Source_20_Text"><text:span text:style-name="T34"><text:s text:c="4"/>m=k^l;</text:span></text:span></text:p>
      <text:p text:style-name="P39"><text:span text:style-name="Source_20_Text"><text:span text:style-name="T34"><text:s text:c="4"/>printf("%d, %d, %d, %d, %d\n", i, j, k, l, m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16"><text:span text:style-name="T14">13. </text:span>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printf("%d %d\n", 32&lt;&lt;1, 32&lt;&lt;0);</text:span></text:span></text:p>
      <text:p text:style-name="P39"><text:span text:style-name="Source_20_Text"><text:span text:style-name="T34"><text:s text:c="4"/>printf("%d %d\n", 32&lt;&lt;-1, 32&lt;&lt;-0);</text:span></text:span></text:p>
      <text:p text:style-name="P39"><text:span text:style-name="Source_20_Text"><text:span text:style-name="T34"><text:s text:c="4"/>printf("%d %d\n", 32&gt;&gt;1, 32&gt;&gt;0);</text:span></text:span></text:p>
      <text:p text:style-name="P39"><text:span text:style-name="Source_20_Text"><text:span text:style-name="T34"><text:s text:c="4"/>printf("%d %d\n", 32&gt;&gt;-1, 32&gt;&gt;-0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17"/>
      <text:p text:style-name="P17"><text:span text:style-name="T15">14. </text:span>What will be the output of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res;</text:span></text:span></text:p>
      <text:p text:style-name="P39"><text:span text:style-name="Source_20_Text"><text:span text:style-name="T34"><text:s text:c="4"/>res = (64 &gt;&gt;(2+1-2)) &amp; (~(1&lt;&lt;2));</text:span></text:span></text:p>
      <text:p text:style-name="P39"><text:span text:style-name="Source_20_Text"><text:span text:style-name="T34"><text:s text:c="4"/>printf("%d\n", res);</text:span></text:span></text:p>
      <text:p text:style-name="P39"><text:soft-page-break/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18"/>
      <text:p text:style-name="P18"><text:span text:style-name="T16">15. </text:span>What will be the output of the program 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int i=4, j=8;</text:span></text:span></text:p>
      <text:p text:style-name="P39"><text:span text:style-name="Source_20_Text"><text:span text:style-name="T34"><text:s text:c="4"/>printf("%d, %d, %d\n", i|j&amp;j|i, i|j&amp;&amp;j|i, i^j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35"><text:span text:style-name="T17">16. </text:span>Which of the following statements are correct about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num;</text:span></text:span></text:p>
      <text:p text:style-name="P39"><text:span text:style-name="Source_20_Text"><text:span text:style-name="T34"><text:s text:c="4"/>int i;</text:span></text:span></text:p>
      <text:p text:style-name="P39"><text:span text:style-name="Source_20_Text"><text:span text:style-name="T34"><text:s text:c="4"/>scanf("%u", &amp;num);</text:span></text:span></text:p>
      <text:p text:style-name="P39"><text:span text:style-name="Source_20_Text"><text:span text:style-name="T34"><text:s text:c="4"/>for(i=0; i&lt;16; i++)</text:span></text:span></text:p>
      <text:p text:style-name="P39"><text:span text:style-name="Source_20_Text"><text:span text:style-name="T34"><text:s text:c="4"/>{</text:span></text:span></text:p>
      <text:p text:style-name="P39"><text:span text:style-name="Source_20_Text"><text:span text:style-name="T34"><text:s text:c="8"/>printf("%d", (num&lt;&lt;i &amp; 1&lt;&lt;15)?1:0);</text:span></text:span></text:p>
      <text:p text:style-name="P39"><text:span text:style-name="Source_20_Text"><text:span text:style-name="T34"><text:s text:c="4"/>}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19"><text:span text:style-name="T18">17. </text:span>Which of the following statements are correct about the program? </text:p>
      <text:p text:style-name="P39"><text:soft-page-break/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num;</text:span></text:span></text:p>
      <text:p text:style-name="P39"><text:span text:style-name="Source_20_Text"><text:span text:style-name="T34"><text:s text:c="4"/>int c=0;</text:span></text:span></text:p>
      <text:p text:style-name="P39"><text:span text:style-name="Source_20_Text"><text:span text:style-name="T34"><text:s text:c="4"/>scanf("%u", &amp;num);</text:span></text:span></text:p>
      <text:p text:style-name="P39"><text:span text:style-name="Source_20_Text"><text:span text:style-name="T34"><text:s text:c="4"/>for(;num;num&gt;&gt;=1)</text:span></text:span></text:p>
      <text:p text:style-name="P39"><text:span text:style-name="Source_20_Text"><text:span text:style-name="T34"><text:s text:c="4"/>{</text:span></text:span></text:p>
      <text:p text:style-name="P39"><text:span text:style-name="Source_20_Text"><text:span text:style-name="T34"><text:s text:c="8"/>if(num &amp; 1)</text:span></text:span></text:p>
      <text:p text:style-name="P39"><text:span text:style-name="Source_20_Text"><text:span text:style-name="T34"><text:s text:c="12"/>c++;</text:span></text:span></text:p>
      <text:p text:style-name="P39"><text:span text:style-name="Source_20_Text"><text:span text:style-name="T34"><text:s text:c="4"/>}</text:span></text:span></text:p>
      <text:p text:style-name="P39"><text:span text:style-name="Source_20_Text"><text:span text:style-name="T34"><text:s text:c="4"/>printf("%d", c);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20"><text:span text:style-name="T19">18. </text:span>Which of the following statements are correct about the program? </text:p>
      <text:p text:style-name="P39"><text:span text:style-name="Source_20_Text"><text:span text:style-name="T34">#include&lt;stdio.h&gt;</text:span></text:span></text:p>
      <text:p text:style-name="P39"><text:span text:style-name="Source_20_Text"><text:span text:style-name="T34">char *fun(unsigned int num, int base)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char *s;</text:span></text:span></text:p>
      <text:p text:style-name="P39"><text:span text:style-name="Source_20_Text"><text:span text:style-name="T34"><text:s text:c="4"/>s=fun(128, 2);</text:span></text:span></text:p>
      <text:p text:style-name="P39"><text:span text:style-name="Source_20_Text"><text:span text:style-name="T34"><text:s text:c="4"/>s=fun(128, 16);</text:span></text:span></text:p>
      <text:p text:style-name="P39"><text:span text:style-name="Source_20_Text"><text:span text:style-name="T34"><text:s text:c="4"/>printf("%s\n",s);</text:span></text:span></text:p>
      <text:p text:style-name="P39"><text:span text:style-name="Source_20_Text"><text:span text:style-name="T34"><text:s text:c="4"/>return 0;</text:span></text:span></text:p>
      <text:p text:style-name="P39"><text:span text:style-name="Source_20_Text"><text:span text:style-name="T34">}</text:span></text:span></text:p>
      <text:p text:style-name="P39"><text:span text:style-name="Source_20_Text"><text:span text:style-name="T34">char *fun(unsigned int num, int base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static char buff[33];</text:span></text:span></text:p>
      <text:p text:style-name="P39"><text:span text:style-name="Source_20_Text"><text:span text:style-name="T34"><text:s text:c="4"/>char *ptr = &amp;buff[sizeof(buff)-1];</text:span></text:span></text:p>
      <text:p text:style-name="P39"><text:soft-page-break/><text:span text:style-name="Source_20_Text"><text:span text:style-name="T34"><text:s text:c="4"/>*ptr = '\0';</text:span></text:span></text:p>
      <text:p text:style-name="P39"><text:span text:style-name="Source_20_Text"><text:span text:style-name="T34"><text:s text:c="4"/>do</text:span></text:span></text:p>
      <text:p text:style-name="P39"><text:span text:style-name="Source_20_Text"><text:span text:style-name="T34"><text:s text:c="4"/>{</text:span></text:span></text:p>
      <text:p text:style-name="P39"><text:span text:style-name="Source_20_Text"><text:span text:style-name="T34"><text:s text:c="8"/>*--ptr = "0123456789abcdef"[num %base];</text:span></text:span></text:p>
      <text:p text:style-name="P39"><text:span text:style-name="Source_20_Text"><text:span text:style-name="T34"><text:s text:c="8"/>num /=base;</text:span></text:span></text:p>
      <text:p text:style-name="P39"><text:span text:style-name="Source_20_Text"><text:span text:style-name="T34"><text:s text:c="4"/>}while(num!=0);</text:span></text:span></text:p>
      <text:p text:style-name="P39"><text:span text:style-name="Source_20_Text"><text:span text:style-name="T34"><text:s text:c="4"/>return ptr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21"><text:span text:style-name="T20">19. </text:span>Which of the following statements are correct about the program? </text:p>
      <text:p text:style-name="P39"><text:span text:style-name="Source_20_Text"><text:span text:style-name="T34">#include&lt;stdio.h&gt;</text:span></text:span></text:p>
      <text:p text:style-name="P38"/>
      <text:p text:style-name="P39"><text:span text:style-name="Source_20_Text"><text:span text:style-name="T34">int main()</text:span></text:span></text:p>
      <text:p text:style-name="P39"><text:span text:style-name="Source_20_Text"><text:span text:style-name="T34">{</text:span></text:span></text:p>
      <text:p text:style-name="P39"><text:span text:style-name="Source_20_Text"><text:span text:style-name="T34"><text:s text:c="4"/>unsigned int m[] = {0x01, 0x02, 0x04, 0x08, 0x10, 0x20, 0x40, 0x80};</text:span></text:span></text:p>
      <text:p text:style-name="P39"><text:span text:style-name="Source_20_Text"><text:span text:style-name="T34"><text:s text:c="4"/>unsigned char n, i;</text:span></text:span></text:p>
      <text:p text:style-name="P39"><text:span text:style-name="Source_20_Text"><text:span text:style-name="T34"><text:s text:c="4"/>scanf("%d", &amp;n);</text:span></text:span></text:p>
      <text:p text:style-name="P39"><text:span text:style-name="Source_20_Text"><text:span text:style-name="T34"><text:s text:c="4"/>for(i=0; i&lt;=7; i++)</text:span></text:span></text:p>
      <text:p text:style-name="P39"><text:span text:style-name="Source_20_Text"><text:span text:style-name="T34"><text:s text:c="4"/>{</text:span></text:span></text:p>
      <text:p text:style-name="P39"><text:span text:style-name="Source_20_Text"><text:span text:style-name="T34"><text:s text:c="8"/>if(n &amp; m[i])</text:span></text:span></text:p>
      <text:p text:style-name="P39"><text:span text:style-name="Source_20_Text"><text:span text:style-name="T34"><text:s text:c="12"/>printf("yes");</text:span></text:span></text:p>
      <text:p text:style-name="P39"><text:span text:style-name="Source_20_Text"><text:span text:style-name="T34"><text:s text:c="4"/>}</text:span></text:span></text:p>
      <text:p text:style-name="P39"><text:span text:style-name="Source_20_Text"><text:span text:style-name="T34"><text:s text:c="4"/>return 0;</text:span></text:span></text:p>
      <text:p text:style-name="P37"><text:span text:style-name="Source_20_Text"><text:span text:style-name="T34">}</text:span></text:span></text:p>
      <text:p text:style-name="P37"><text:span text:style-name="Source_20_Text"><text:span text:style-name="T34"/></text:span></text:p>
      <text:p text:style-name="P22"><text:span text:style-name="T21">20. </text:span>Left shifting a number by 1 is always equivalent to multiplying it by 2.</text:p>
      <text:p text:style-name="P23"><text:span text:style-name="T22">21. </text:span>In the statement <text:span text:style-name="T2">expression1 &gt;&gt; expression2</text:span>. if <text:span text:style-name="T2">expression1</text:span> is a signed integer with its leftmost bit set to 1 then on right shifting it the result of the statement will vary from computer to computer</text:p>
      <text:p text:style-name="P24"><text:soft-page-break/><text:span text:style-name="T23">22. </text:span>Bitwise &amp; and | are unary operators.</text:p>
      <text:p text:style-name="P25"><text:span text:style-name="T24">23. </text:span>Bitwise &amp; can be used to check if more than one bit in a number is on.</text:p>
      <text:p text:style-name="P26"><text:span text:style-name="T25">24. </text:span>Bitwise &amp; can be used to check if a bit in number is set or not</text:p>
      <text:p text:style-name="P27"><text:span text:style-name="T26">25. </text:span>Bitwise &amp; can be used to divide a number by powers of 2</text:p>
      <text:p text:style-name="P28"><text:span text:style-name="T27">26. </text:span>Left shifting an <text:span text:style-name="T2">unsigned int</text:span> or <text:span text:style-name="T2">char</text:span> by 1 is always equivalent to multiplying it by 2.</text:p>
      <text:p text:style-name="P29"><text:span text:style-name="T28">27. </text:span>On left shifting, the bits from the left are rotated and brought to the right and accommodated where there is empty space on the right?</text:p>
      <text:p text:style-name="P30"><text:span text:style-name="T29">28. </text:span>Bitwise &amp; can be used in conjunction with ~ operator to turn off 1 or more bits in a number</text:p>
      <text:p text:style-name="P30"><text:span text:style-name="T29">29. </text:span>Bitwise can be used to reverse a sign of a number.</text:p>
      <text:p text:style-name="P31"><text:span text:style-name="T30">30. </text:span>Bitwise can be used to generate a random number</text:p>
      <text:p text:style-name="P31"><text:span text:style-name="T30">31. </text:span>Bitwise | can be used to multiply a number by powers of 2</text:p>
      <text:p text:style-name="P32"><text:span text:style-name="T31">32. </text:span>Bitwise | can be used to set multiple bits in number</text:p>
      <text:p text:style-name="P33"><text:span text:style-name="T32">33. </text:span>Bitwise can be used to perform addition and subtraction.</text:p>
      <text:p text:style-name="P33"><text:span text:style-name="T32">34. </text:span>Bitwise | can be used to set a bit in number.</text:p>
      <text:p text:style-name="P3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8T10:26:53.591594170</meta:creation-date>
    <dc:date>2023-03-18T11:21:44.952762746</dc:date>
    <meta:editing-duration>PT27M35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8" meta:paragraph-count="190" meta:word-count="814" meta:character-count="4845" meta:non-whitespace-character-count="3752"/>
  </office:meta>
</office:document-meta>
</file>